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Header">
      <style:paragraph-properties fo:text-align="end" style:justify-single-word="false"/>
    </style:style>
    <style:style style:name="P5" style:family="paragraph" style:parent-style-name="Heading_20_2">
      <style:paragraph-properties fo:break-before="page"/>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38.3600 Unix Application Programming<text:line-break/>Assignment 1: netdaemom<text:line-break/>Learning Diary</text:h>
      <text:p text:style-name="P2"/>
      <text:h text:style-name="Heading_20_2" text:outline-level="2">Introduction</text:h>
      <text:p text:style-name="Text_20_body">My primary objective when starting this assignment was to produce something that might have some practical value, putting the emphasis on coming up with an project that might turn out useful for some scenario, and thence writing “real” code that would be suitable for actual use.</text:p>
      <text:p text:style-name="Text_20_body">Naturally, a specification such as this ensures a very broad feature set, guaranteeing the impossibility of ever actually “finishing” the project, but the current implementation provides a robust infrastructure and fulfills the basic feature set.</text:p>
      <text:h text:style-name="Heading_20_2" text:outline-level="2">Use-case / Scenario</text:h>
      <text:p text:style-name="Text_20_body">The design for the project is loosely based on a previous situation which would have required the development of a similar application.</text:p>
      <text:p text:style-name="Text_20_body">Consider a web-based hosting service that allows registered users to use their web browser to create, run, control and configure hosted game servers, running on the hosting provider's servers. To isolate the servers run by a given user from other users and the provider's platform, each user's servers are run inside a lightweight virtualization container (using e.g. linux-vserver), providing what is essentially an extended chroot. However, the control services running on the host OS must be able to access and control the game servers running inside the containers, ideally in a robust fashion such that the game servers can operate independently of the control services, allowing the later to be upgraded without completely disrupting all services.</text:p>
      <text:p text:style-name="Text_20_body">In this case, a solution would be to run a control daemon in each container, with the user's services running under this daemon's direct control, and then allowing the control services on the host OS to access to the control daemon in a controlled fashion, using e.g. an RPC-style mechanism to transmit commands and data.</text:p>
      <text:h text:style-name="Heading_20_2" text:outline-level="2">Design</text:h>
      <text:p text:style-name="P3">Netdaemon<text:span text:style-name="T1"> (silly name...) implements the control daemon, client library and example command-line client components of this infrastructure. The daemon <text:s/>listens on an UNIX socket, and accepts connections from other processes. Using the command-based protocol, each client can be attached to one process at a time to receive process status updates and stdout/stderr output, as well as controlling the attached process by sending it signals or stdin input. Clients can start new processes, attach to existing ones, and list available processes.</text:span></text:p>
      <text:p text:style-name="P3"><text:span text:style-name="T1">The daemon offers a binary message-based protocol with request-response-event commands, transmitting integers, strings, buffers and arrays as data.</text:span></text:p>
      <text:h text:style-name="P5" text:outline-level="2"><text:span text:style-name="T1">Diary</text:span></text:h>
      <text:p text:style-name="Text_20_body"><text:span text:style-name="T1">The project is fairly broad and complex, with the final version consisting of roughly 4700 lines of .c and .h files. However, the code is highly modular, and hence incremental development was fairly straightforward.</text:span></text:p>
      <text:p text:style-name="Text_20_body"><text:span text:style-name="T1">The initial work consisted of setting of the version control, build infrastructure and project filesystem layout. This was mainly based on prior Makefiles written for other projects, which provided a structured layout with features like #include-based compile dependencies.</text:span></text:p>
      <text:p text:style-name="Text_20_body"><text:span text:style-name="T1">The first step was writing some skeleton code to lay out the various initial modules. The very first piece of code written was the daemon's service, creating an AF_UNIX/SOCK_SEQPACKET -based listening socket bound to some path. Next, some simple code for the client library to connect to this service.</text:span></text:p>
      <text:p text:style-name="Text_20_body"><text:span text:style-name="T1">The next, more difficult piece was writing the daemon's mainloop. Since I wanted to stick to a single thread, this would require using non-blocking I/O for all sockets and subprocesses. I wrote a simple select_fd/select_loop module, loosely modeled on libevent, and then used this to implement accept() for the service, passing the client socket to the daemon's client module.</text:span></text:p>
      <text:p text:style-name="Text_20_body"><text:span text:style-name="T1">Once the client and daemon were connected, the next step was writing the actual protocol code to send messages from the client to the daemon. This included using the select module to implement recv() for the daemon, and writing a proto module to offer buffer-based proto_read/write_* functions. At this point, the client can send() a CMD_HELLO packet to the daemon, which can recv() it, dispatch to the correct command-handler and decode it.</text:span></text:p>
      <text:p text:style-name="Text_20_body"><text:span text:style-name="T1">The next step was to start implementing the first “real” command, CMD_START. The client had to write out the executable path, arguments and environment into a packet, and let the daemon decode them. Next, implement the basic fork()+execve() code for the daemon's process module, so that the daemon's CMD_START module actually does something.</text:span></text:p>
      <text:p text:style-name="Text_20_body"><text:span text:style-name="T1">At this point some effort was required to fully work out the error/reply-handling semantics of the daemon's message-handling functionality. A fairly streamlined process resulted, involving per-message IDs, function error return codes for fatal/non-fatal errors, and properly handling abort/disconnect and replies.</text:span></text:p>
      <text:p text:style-name="Text_20_body"><text:span text:style-name="T1">Next, the process module was further implemented to properly use pipes for the spawned process' stdin/stdout/stderr channels, integrating these into the select loop, and passing received data back to the daemon's client using CMD_DATA.</text:span></text:p>
      <text:p text:style-name="Text_20_body"><text:span text:style-name="T1">At this point, the daemon's client knows that it is attached to a process and can send </text:span></text:p>
      <text:p text:style-name="Text_20_body"><text:span text:style-name="T1"/></text:p>
      <text:h text:style-name="Heading_20_3" text:outline-level="3"><text:span text:style-name="T1">02.11.2009</text:span></text:h>
      <text:p text:style-name="Text_20_body"><text:span text:style-name="T1">Restructure the daemon source code to move client commands to a separate module, and add a daemon module for top-level state. Add per-message IDs to proto, and rework the daemon's request-handling semantics to properly handle errors and replies.</text:span></text:p>
      <text:p text:style-name="Text_20_body"><text:span text:style-name="T1">Further streamline daemon's command responses, and form a CMD_ATTACHED reply to CMD_EXEC.</text:span></text:p>
      <text:p text:style-name="Text_20_body"><text:soft-page-break/><text:span text:style-name="T1">Implement daemon's command-line argument handling, and the concept of a client “attaching” to a process that it starts.</text:span></text:p>
      <text:p text:style-name="Text_20_body"><text:span text:style-name="T1">Use pipes for subprocess stdin/out/err, add them in to the select loop, <text:s/>pass data read from a process to the client module, and send them to the client using CMD_DATA. Set O_NONBLOCK|O_CLOEXEC on daemon's socket fds, so that fork/exec don't leak fds.</text:span></text:p>
      <text:p text:style-name="Text_20_body"><text:span text:style-name="T1">Implement functionality for client to actually receive replies/events from the daemon, using a send-command + poll-for-result paradigm to implement the blocking nd_start() API. This is simple to implement do to the message-id fields in the reply packets.</text:span></text:p>
      <text:p text:style-name="Text_20_body"><text:span text:style-name="T1">Implement the client's command line structure with the 'start' command.</text:span></text:p>
      <text:h text:style-name="Heading_20_3" text:outline-level="3"><text:span text:style-name="T1">06.11.2009</text:span></text:h>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0835in" fo:text-indent="0.5in" style:auto-text-indent="tru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ro Marttila // 78949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6T22:08:29</meta:creation-date>
    <dc:date>2009-11-07T00:01:34</dc:date>
    <meta:editing-duration>PT01H53M06S</meta:editing-duration>
    <meta:editing-cycles>101</meta:editing-cycles>
    <meta:generator>OpenOffice.org/3.0$Unix OpenOffice.org_project/300m15$Build-9379</meta:generator>
    <meta:document-statistic meta:table-count="0" meta:image-count="0" meta:object-count="0" meta:page-count="3" meta:paragraph-count="30" meta:word-count="950" meta:character-count="6194"/>
    <meta:user-defined meta:name="Info 1"/>
    <meta:user-defined meta:name="Info 2"/>
    <meta:user-defined meta:name="Info 3"/>
    <meta:user-defined meta:name="Info 4"/>
  </office:meta>
</office:document-meta>
</file>